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oxen">
      <style:graphic-properties draw:textarea-horizontal-align="justify" draw:textarea-vertical-align="middle" draw:auto-grow-height="false"/>
    </style:style>
    <style:style style:name="gr2" style:family="graphic" style:parent-style-name="Boxen">
      <style:graphic-properties draw:fill="solid" draw:textarea-horizontal-align="justify" draw:textarea-vertical-align="middle" draw:auto-grow-height="false"/>
    </style:style>
    <style:style style:name="gr3" style:family="graphic" style:parent-style-name="Boxen">
      <style:graphic-properties draw:textarea-horizontal-align="justify" draw:textarea-vertical-align="middle" draw:auto-grow-height="false" draw:shadow="hidden"/>
    </style:style>
    <style:style style:name="gr4" style:family="graphic" style:parent-style-name="Schichten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chichten">
      <style:graphic-properties draw:textarea-horizontal-align="justify" draw:textarea-vertical-align="middle" draw:auto-grow-height="false"/>
    </style:style>
    <style:style style:name="gr6" style:family="graphic" style:parent-style-name="Schichten">
      <style:graphic-properties draw:fill="solid" draw:fill-color="#666666" draw:textarea-horizontal-align="justify" draw:textarea-vertical-align="middle" draw:auto-grow-height="false" draw:shadow-offset-x="0.1cm" draw:shadow-offset-y="0.1cm"/>
    </style:style>
    <style:style style:name="gr7" style:family="graphic" style:parent-style-name="elemente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Boxen">
      <style:graphic-properties draw:fill="solid" draw:fill-color="#0066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5cm" svg:height="8.375cm" svg:x="0.375cm" svg:y="2cm">
          <text:p text:style-name="P7"/>
          <draw:enhanced-geometry svg:viewBox="0 0 21600 21600" draw:path-stretchpoint-x="10800" draw:path-stretchpoint-y="10800" draw:text-areas="?f3 ?f4 ?f5 ?f6" draw:type="round-rectangle" draw:modifiers="646.617915904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8.375cm" svg:x="6cm" svg:y="2cm">
          <text:p text:style-name="P7"/>
          <draw:enhanced-geometry svg:viewBox="0 0 21600 21600" draw:path-stretchpoint-x="10800" draw:path-stretchpoint-y="10800" draw:text-areas="?f3 ?f4 ?f5 ?f6" draw:type="round-rectangle" draw:modifiers="646.617915904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75cm" svg:height="8.375cm" svg:x="12.75cm" svg:y="2cm">
          <text:p text:style-name="P7"/>
          <draw:enhanced-geometry svg:viewBox="0 0 21600 21600" draw:path-stretchpoint-x="10800" draw:path-stretchpoint-y="10800" draw:text-areas="?f3 ?f4 ?f5 ?f6" draw:type="round-rectangle" draw:modifiers="646.617915904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25cm" svg:height="0.875cm" svg:x="1.5cm" svg:y="8.125cm">
          <text:p text:style-name="P2"><text:span text:style-name="T1">ma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625cm" svg:height="0.875cm" svg:x="7.625cm" svg:y="8.125cm">
          <text:p text:style-name="P2"><text:span text:style-name="T1">interru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625cm" svg:height="0.875cm" svg:x="13.625cm" svg:y="8.125cm">
          <text:p text:style-name="P2"><text:span text:style-name="T2">system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75cm" svg:height="0.5cm" svg:x="12.75cm" svg:y="2.5cm">
          <text:p text:style-name="P4">lcd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2.75cm" svg:y="3.25cm">
          <text:p text:style-name="P4">rotaryencode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2.75cm" svg:y="4cm">
          <text:p text:style-name="P4">engine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2.75cm" svg:y="4.75cm">
          <text:p text:style-name="P4">color senso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2.75cm" svg:y="5.5cm">
          <text:p text:style-name="P4">lightbarrie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2.75cm" svg:y="6.25cm">
          <text:p text:style-name="P4">shake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6.25cm" svg:y="3.25cm">
          <text:p text:style-name="P2">get set rotaryencoder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6.25cm" svg:y="4cm">
          <text:p text:style-name="P2">get set engine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6.25cm" svg:y="4.75cm">
          <text:p text:style-name="P2">get set color sensor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6.25cm" svg:y="5.5cm">
          <text:p text:style-name="P2">get set lightbarrier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6.25cm" svg:y="6.25cm">
          <text:p text:style-name="P2">get set shaker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6.25cm" svg:y="2.5cm">
          <text:p text:style-name="P2">get set lcd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0.875cm" svg:y="2.5cm">
          <text:p text:style-name="P6">control lc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0.875cm" svg:y="3.25cm">
          <text:p text:style-name="P6">control rotaryencod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0.875cm" svg:y="4cm">
          <text:p text:style-name="P6">control engi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0.875cm" svg:y="4.75cm">
          <text:p text:style-name="P6">control color sen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0.875cm" svg:y="5.5cm">
          <text:p text:style-name="P6">control lightbarri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0.875cm" svg:y="6.25cm">
          <text:p text:style-name="P6">control shaker</text:p>
          <draw:enhanced-geometry svg:viewBox="0 0 21600 21600" draw:type="rectangle" draw:enhanced-path="M 0 0 L 21600 0 21600 21600 0 21600 0 0 Z N"/>
        </draw:custom-shape>
        <draw:frame draw:style-name="gr8" draw:layer="layout" svg:width="3.279cm" svg:height="0.963cm" svg:x="1.096cm" svg:y="9.037cm">
          <draw:text-box>
            <text:p text:style-name="P7">High level</text:p>
          </draw:text-box>
        </draw:frame>
        <draw:frame draw:style-name="gr8" draw:layer="layout" svg:width="5.214cm" svg:height="0.963cm" svg:x="6.286cm" svg:y="9cm">
          <draw:text-box>
            <text:p text:style-name="P7">Abstraction layer</text:p>
          </draw:text-box>
        </draw:frame>
        <draw:frame draw:style-name="gr8" draw:layer="layout" svg:width="3.127cm" svg:height="0.963cm" svg:x="13.373cm" svg:y="9cm">
          <draw:text-box>
            <text:p text:style-name="P7">Low level</text:p>
          </draw:text-box>
        </draw:frame>
        <draw:custom-shape draw:style-name="gr9" draw:text-style-name="P1" draw:layer="layout" svg:width="2.625cm" svg:height="1.125cm" svg:x="4.25cm" svg:y="7.125cm">
          <text:p text:style-name="P7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625cm" svg:height="1.125cm" svg:x="11cm" svg:y="7cm">
          <text:p text:style-name="P7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e" style:family="graphic" style:parent-style-name="standard">
      <style:graphic-properties draw:stroke-dash="Dash_20_1" svg:stroke-width="0.05cm" draw:marker-start-width="0.38cm" draw:marker-end-width="0.38cm" draw:fill-color="#e6e6ff" draw:fill-gradient-name="Gradient_20_7" draw:fill-hatch-name="Hatch_20_46" draw:fill-image-name="Bitmape_20_1" draw:fill-image-width="0cm" draw:fill-image-height="0cm" draw:textarea-horizontal-align="left" draw:textarea-vertical-align="middle"/>
      <style:paragraph-properties>
        <style:tab-stops/>
      </style:paragraph-properties>
      <style:text-properties fo:font-size="12pt"/>
    </style:style>
    <style:style style:name="Boxen" style:family="graphic" style:parent-style-name="standard">
      <style:graphic-properties draw:stroke-dash="Dash_20_1" svg:stroke-width="0.05cm" draw:marker-start-width="0.39cm" draw:marker-end-width="0.39cm" draw:fill-color="#ffffcc" draw:fill-gradient-name="Gradient_20_7" draw:fill-hatch-name="Hatch_20_46" draw:fill-image-name="Bitmape_20_1" draw:fill-image-width="0cm" draw:fill-image-height="0cm" draw:shadow="hidden" draw:shadow-color="#c0c0c0"/>
    </style:style>
    <style:style style:name="Schichten" style:family="graphic" style:parent-style-name="standard">
      <style:graphic-properties draw:stroke-dash="Dash_20_1" svg:stroke-width="0.05cm" draw:marker-start-width="0.38cm" draw:marker-end-width="0.38cm" draw:fill-color="#ffcc99" draw:fill-gradient-name="Gradient_20_7" draw:fill-hatch-name="Hatch_20_46" draw:fill-image-name="Bitmape_20_1" draw:fill-image-width="0cm" draw:fill-image-height="0cm" draw:shadow="visible" draw:shadow-offset-x="0.1cm" draw:shadow-offset-y="0.1cm" draw:shadow-color="#c0c0c0"/>
    </style:style>
  </office:styles>
  <office:automatic-styles>
    <style:page-layout style:name="PM0">
      <style:page-layout-properties fo:margin-top="0cm" fo:margin-bottom="0cm" fo:margin-left="0cm" fo:margin-right="0cm" fo:page-width="18cm" fo:page-height="12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praktikum praktikum</meta:initial-creator>
    <meta:creation-date>2008-05-26T17:04:46</meta:creation-date>
    <dc:creator>praktikum praktikum</dc:creator>
    <dc:date>2008-06-24T19:04:12</dc:date>
    <meta:editing-cycles>3</meta:editing-cycles>
    <meta:editing-duration>PT5M47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